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Segoe UI" svg:font-family="'Segoe UI'"/>
    <style:font-face style:name="Calibri" svg:font-family="Calibri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000099" loext:opacity="100%" style:font-name="Segoe UI" fo:font-size="14pt" fo:font-weight="bold" fo:background-color="#dddddd" style:font-name-asian="Segoe UI" style:font-name-complex="Segoe UI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loext:opacity="0%" style:font-name="Segoe UI" fo:font-size="12pt" fo:font-weight="normal" fo:background-color="transparent" style:font-name-asian="Segoe UI" style:font-name-complex="Segoe UI"/>
    </style:style>
    <style:style style:name="P4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loext:opacity="0%" style:font-name="Segoe UI" fo:font-size="12pt" fo:font-weight="normal" fo:background-color="transparent" style:font-name-asian="Segoe UI" style:font-name-complex="Segoe UI"/>
    </style:style>
    <style:style style:name="P5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ff0000" loext:opacity="100%" style:font-name="Segoe UI" fo:font-size="12pt" fo:font-weight="normal" fo:background-color="transparent" style:font-name-asian="Segoe UI" style:font-name-complex="Segoe UI"/>
    </style:style>
    <style:style style:name="T1" style:family="text">
      <style:text-properties officeooo:rsid="00079bbf"/>
    </style:style>
    <style:style style:name="T2" style:family="text">
      <style:text-properties officeooo:rsid="00088088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Nº 3.-EJERCICIOS DE SQL. Base de datos Almac<text:span text:style-name="T2">é</text:span>n </text:p>
      <text:p text:style-name="P2"/>
      <text:list xml:id="list3645803302" text:style-name="L1">
        <text:list-item>
          <text:p text:style-name="P3">Devolver los datos de los proveedores de París.</text:p>
        </text:list-item>
        <text:list-item>
          <text:p text:style-name="P3">Devolver los productos de color azul o que tengan un peso mayor a 15 y estén situados en Londres.</text:p>
        </text:list-item>
        <text:list-item>
          <text:p text:style-name="P3">Devolver el número de artículos de color rojo.</text:p>
        </text:list-item>
        <text:list-item>
          <text:p text:style-name="P3">Devolver los nombres de las ciudades de l<text:span text:style-name="T1">os</text:span> proveedores sin repetición.</text:p>
        </text:list-item>
        <text:list-item>
          <text:p text:style-name="P3">Devolver los nombres de los proveedores y el número de caracteres del nombre, ordenando la salida por orden descendente de la longitud del nombre.</text:p>
        </text:list-item>
        <text:list-item>
          <text:p text:style-name="P3">Devolver los nombres de los suministradores en forma inversa, ejemplo: salazarr por razaalas.</text:p>
        </text:list-item>
        <text:list-item>
          <text:p text:style-name="P3">Devolver los nombres de los proveedores que terminan en a.</text:p>
        </text:list-item>
        <text:list-item>
          <text:p text:style-name="P3">Devolver los nombres de los artículos que tienen una 'e' como segundo carácter.</text:p>
        </text:list-item>
        <text:list-item>
          <text:p text:style-name="P3">Devolver el nombre del usuario con el que te has conectado y la fecha y hora.</text:p>
        </text:list-item>
        <text:list-item>
          <text:p text:style-name="P3">Devolver el número total de ventas, la venta máxima, la venta mínima y la venta media.</text:p>
        </text:list-item>
        <text:list-item>
          <text:p text:style-name="P3">Devolver todos los datos de los suministradores que no suministran nada.</text:p>
        </text:list-item>
        <text:list-item>
          <text:p text:style-name="P3">Devolver el código, nombre, color y cantidades vendidas de todos los productos de color rojo.</text:p>
        </text:list-item>
        <text:list-item>
          <text:p text:style-name="P3">Devolver la cantidad total suministrada de productos de color azul.</text:p>
        </text:list-item>
        <text:list-item>
          <text:p text:style-name="P3">Devolver el número de ventas de 'Salazar'.</text:p>
        </text:list-item>
        <text:list-item>
          <text:p text:style-name="P5">Devolver todos los artículos que pesen más que una tuerca.</text:p>
        </text:list-item>
        <text:list-item>
          <text:p text:style-name="P3">Si las tuercas valen 10 € ¿Cuál sería el importe total de todas las ventas de tuercas?</text:p>
        </text:list-item>
        <text:list-item>
          <text:p text:style-name="P3">Devolver la cantidad máxima vendida y la cantidad mínima vendida de 'pernos'.</text:p>
        </text:list-item>
        <text:list-item>
          <text:p text:style-name="P3">Devolver el código, nombre y ciudad del suministrador, código y nombre del producto y cantidad vendida para todas las ventas ordenando la salida en orden descendente por el campo cantidad vendida.</text:p>
        </text:list-item>
        <text:list-item>
          <text:p text:style-name="P3">Devolver las ciudades distintas de los suministradores.</text:p>
        </text:list-item>
        <text:list-item>
          <text:p text:style-name="P3">Devolver todos los datos de los productos vendidos por el suministrador 'Corona'.</text:p>
        </text:list-item>
        <text:list-item>
          <text:p text:style-name="P4">Devolver el código del suministrador y la cantidad total vendida de cada uno, ordenando la salida en orden ascendente de ventas.</text:p>
        </text:list-item>
        <text:list-item>
          <text:p text:style-name="P4">Devolver el nombre del suministrador y la cantidad total vendida de cada uno.</text:p>
        </text:list-item>
        <text:list-item>
          <text:p text:style-name="P4"><text:s/>Devolver las ventas totales de los suministradores de ‘<text:span text:style-name="T1">P</text:span>ar<text:span text:style-name="T1">í</text:span>s’. (sol. 900).</text:p>
        </text:list-item>
        <text:list-item>
          <text:p text:style-name="P4"><text:s/>Devolver las ventas totales de artículos de color rojo. (sol. 1200).</text:p>
        </text:list-item>
        <text:list-item>
          <text:p text:style-name="P4"><text:s/>Devolver los códigos de los artículos suministrados por más de un suministrador.</text:p>
        </text:list-item>
        <text:list-item>
          <text:p text:style-name="P4"><text:s/>Devolver los nombres de los suministradores que suministran el artículo P2.</text:p>
        </text:list-item>
        <text:list-item>
          <text:p text:style-name="P4"><text:s/>Devolver los nombres de los suministradores que suministran por lo menos un artículo de color rojo.</text:p>
        </text:list-item>
        <text:list-item>
          <text:p text:style-name="P4"><text:s/>Devolver el código y nombre de los suministradores que suministran algo.</text:p>
        </text:list-item>
        <text:list-item>
          <text:p text:style-name="P4"><text:s/>Devolver los nombres de los suministradores cuya situación sea inferior a la del suministrador S1.</text:p>
        </text:list-item>
        <text:list-item>
          <text:p text:style-name="P4">Devolver los nombres de los suministradores situados en la misma ciudad que el suministrador S1. </text:p>
        </text:list-item>
        <text:list-item>
          <text:p text:style-name="P4">Devolver el código y nombre de los suministradores cuya situación sea menor que la media de todos los suministradore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Segoe UI" svg:font-family="'Segoe UI'"/>
    <style:font-face style:name="Calibri" svg:font-family="Calibri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s" fo:country="ES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s" fo:country="ES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8T20:50:21.709000000</dc:date>
    <meta:editing-duration>PT1H23M54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32" meta:word-count="465" meta:character-count="2761" meta:non-whitespace-character-count="2350"/>
  </office:meta>
</office:document-meta>
</file>